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aedd" officeooo:paragraph-rsid="001aaed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aaedd" officeooo:paragraph-rsid="001aaed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aaedd" officeooo:paragraph-rsid="001aaedd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008" style:font-weight-asian="bold" style:font-weight-complex="bold"/>
    </style:style>
    <style:style style:name="T3" style:family="text">
      <style:text-properties fo:font-weight="bold" officeooo:rsid="001cb48a" style:font-weight-asian="bold" style:font-weight-complex="bold"/>
    </style:style>
    <style:style style:name="T4" style:family="text">
      <style:text-properties officeooo:rsid="001be008"/>
    </style:style>
    <style:style style:name="T5" style:family="text">
      <style:text-properties fo:font-style="italic" officeooo:rsid="001be008" style:font-style-asian="italic" style:font-style-complex="italic"/>
    </style:style>
    <style:style style:name="T6" style:family="text">
      <style:text-properties fo:font-style="normal" officeooo:rsid="001be008" style:font-style-asian="normal" style:font-style-complex="normal"/>
    </style:style>
    <style:style style:name="T7" style:family="text">
      <style:text-properties fo:font-style="normal" fo:font-weight="bold" officeooo:rsid="001be008" style:font-style-asian="normal" style:font-weight-asian="bold" style:font-style-complex="normal" style:font-weight-complex="bold"/>
    </style:style>
    <style:style style:name="T8" style:family="text">
      <style:text-properties officeooo:rsid="001cb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A</text:p>
      <text:p text:style-name="P1"/>
      <text:p text:style-name="P2">-Cada movil hará de advertiser y scanner a la vez (mediante una maquina de estados).</text:p>
      <text:p text:style-name="P3"/>
      <text:p text:style-name="P3">-Para un escenario donde hayan n dispositivos, como para cada uno obtendremos los valores de las RSSI a todos los otros, en total tendremos <text:span text:style-name="T1">n*(n*1) </text:span>valores <text:span text:style-name="T4">(grafo completo dirigido)</text:span>.</text:p>
      <text:p text:style-name="P3"/>
      <text:p text:style-name="P3">-De esto se deriva que, para cada dispositivo, tendremos n-1 valores de RSSI con la que los demás dispositivos lo perciben. P.e. n=5, para el movil 1, tenemos una lista de <text:s/>n-1 = 4 valores de RSSI. De esta manera podemos localizar cada dispositivo <text:span text:style-name="T1">en relación a los demás</text:span> con una mayor fiabilidad.</text:p>
      <text:p text:style-name="P3"/>
      <text:p text:style-name="P3">-<text:span text:style-name="T4">Utilizando los </text:span><text:span text:style-name="T7">3 anchors </text:span><text:span text:style-name="T6">(situados en posiciones conocidas)</text:span><text:span text:style-name="T4">, necesitamos localizar al menos </text:span><text:span text:style-name="T2">2 móviles </text:span><text:span text:style-name="T8">(no estoy muy seguro)</text:span><text:span text:style-name="T2">.</text:span><text:span text:style-name="T4"> De esta manera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3:49:54.967373318</meta:creation-date>
    <meta:generator>LibreOffice/6.0.7.3$Linux_X86_64 LibreOffice_project/00m0$Build-3</meta:generator>
    <dc:date>2020-06-09T14:42:59.427128261</dc:date>
    <meta:editing-duration>PT32M42S</meta:editing-duration>
    <meta:editing-cycles>3</meta:editing-cycles>
    <meta:document-statistic meta:table-count="0" meta:image-count="0" meta:object-count="0" meta:page-count="1" meta:paragraph-count="5" meta:word-count="119" meta:character-count="710" meta:non-whitespace-character-count="594"/>
  </office:meta>
</office:document-meta>
</file>